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1" svg:font-family="Calibri" style:font-adornments="Курсив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code">
      <style:text-properties officeooo:paragraph-rsid="004075f4"/>
    </style:style>
    <style:style style:name="P2" style:family="paragraph" style:parent-style-name="_5f_code">
      <style:text-properties officeooo:paragraph-rsid="00408b9f"/>
    </style:style>
    <style:style style:name="P3" style:family="paragraph" style:parent-style-name="_5f_code">
      <style:text-properties officeooo:paragraph-rsid="00416409"/>
    </style:style>
    <style:style style:name="P4" style:family="paragraph" style:parent-style-name="_5f_text">
      <style:text-properties officeooo:rsid="003fffc6" officeooo:paragraph-rsid="003fffc6"/>
    </style:style>
    <style:style style:name="P5" style:family="paragraph" style:parent-style-name="_5f_text">
      <style:text-properties officeooo:rsid="00408b9f" officeooo:paragraph-rsid="00408b9f"/>
    </style:style>
    <style:style style:name="P6" style:family="paragraph" style:parent-style-name="_5f_text">
      <style:text-properties officeooo:paragraph-rsid="00408b9f"/>
    </style:style>
    <style:style style:name="P7" style:family="paragraph" style:parent-style-name="_5f_text">
      <style:text-properties officeooo:rsid="00416409" officeooo:paragraph-rsid="00416409"/>
    </style:style>
    <style:style style:name="P8" style:family="paragraph" style:parent-style-name="_5f_text">
      <style:text-properties fo:language="ru" fo:country="RU" officeooo:rsid="004075f4" officeooo:paragraph-rsid="004075f4"/>
    </style:style>
    <style:style style:name="P9" style:family="paragraph" style:parent-style-name="_5f_text">
      <style:text-properties fo:language="ru" fo:country="RU" officeooo:rsid="00408b9f" officeooo:paragraph-rsid="00408b9f"/>
    </style:style>
    <style:style style:name="T1" style:family="text">
      <style:text-properties style:font-name="Calibri Light" fo:font-size="10pt" fo:language="ru" fo:country="RU" fo:font-weight="250" officeooo:rsid="0040ba40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3f5129"/>
    </style:style>
    <style:style style:name="T4" style:family="text">
      <style:text-properties fo:language="ru" fo:country="RU" officeooo:rsid="0040ba40"/>
    </style:style>
    <style:style style:name="T5" style:family="text">
      <style:text-properties fo:language="ru" fo:country="RU" officeooo:rsid="00408b9f"/>
    </style:style>
    <style:style style:name="T6" style:family="text">
      <style:text-properties fo:language="ru" fo:country="RU" officeooo:rsid="0041e4ec"/>
    </style:style>
    <style:style style:name="T7" style:family="text">
      <style:text-properties fo:color="#ff4000" loext:opacity="100%" officeooo:rsid="003fff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_5f_heading_5f_1">Обработка событий</text:p>
      <text:p text:style-name="_5f_text">Например, в HTML:</text:p>
      <text:p text:style-name="_5f_code">&lt;button onclick="activateLasers()"&gt;</text:p>
      <text:p text:style-name="_5f_code"><text:s text:c="2"/>Активировать лазеры</text:p>
      <text:p text:style-name="_5f_code">&lt;/button&gt;</text:p>
      <text:p text:style-name="_5f_text">В React немного иначе:</text:p>
      <text:p text:style-name="_5f_code">&lt;button onClick={activateLasers}&gt;</text:p>
      <text:p text:style-name="_5f_code"><text:s text:c="2"/>Активировать лазеры</text:p>
      <text:p text:style-name="_5f_code">&lt;/button&gt;</text:p>
      <text:p text:style-name="_5f_text">Ещё одно отличие — в <text:span text:style-name="_5f_bold">React</text:span> нельзя предотвратить обработчик события по умолчанию, вернув false. Нужно явно вызвать <text:span text:style-name="_5f_bold">preventDefault</text:span>. Например, в обычном HTML, чтобы отменить выполнение встроенного обработчика события у ссылки, которое открывает новую страницу, можно написать:</text:p>
      <text:p text:style-name="_5f_code">&lt;a href="#" onclick="console.log('По ссылке кликнули.'); return false"&gt;</text:p>
      <text:p text:style-name="_5f_code"><text:s text:c="2"/>Нажми на меня</text:p>
      <text:p text:style-name="_5f_code">&lt;/a&gt;</text:p>
      <text:p text:style-name="_5f_text">В <text:span text:style-name="_5f_bold">React</text:span> это будет выглядеть так:</text:p>
      <text:p text:style-name="_5f_code">function ActionLink() {</text:p>
      <text:p text:style-name="_5f_code"><text:s text:c="2"/>function handleClick(e) {</text:p>
      <text:p text:style-name="_5f_code"><text:s text:c="4"/>e.preventDefault();</text:p>
      <text:p text:style-name="_5f_code"><text:s text:c="4"/>console.log('По ссылке кликнули.');</text:p>
      <text:p text:style-name="_5f_code"><text:s text:c="2"/>}</text:p>
      <text:p text:style-name="_5f_code"/>
      <text:p text:style-name="_5f_code"><text:s text:c="2"/>return (</text:p>
      <text:p text:style-name="_5f_code"><text:s text:c="4"/>&lt;a href="#" onClick={handleClick}&gt;</text:p>
      <text:p text:style-name="_5f_code"><text:s text:c="6"/>Нажми на меня</text:p>
      <text:p text:style-name="_5f_code"><text:s text:c="4"/>&lt;/a&gt;</text:p>
      <text:p text:style-name="_5f_code"><text:s text:c="2"/>);</text:p>
      <text:p text:style-name="_5f_code">}</text:p>
      <text:p text:style-name="_5f_text">В приведённом выше коде <text:span text:style-name="_5f_bold">e</text:span> — это синтетическое событие. <text:span text:style-name="T3">Список событий можно смотреть </text:span><text:a xlink:type="simple" xlink:href="https://ru.reactjs.org/docs/events.html" text:style-name="Internet_20_link" text:visited-style-name="Visited_20_Internet_20_Link"><text:span text:style-name="T3">https://ru.reactjs.org/docs/events.html</text:span></text:a><text:span text:style-name="T3">. </text:span><text:span text:style-name="_5f_bold"><text:span text:style-name="T7">Их там хренова туча!!!</text:span></text:span></text:p>
      <text:p text:style-name="P4"><text:span text:style-name="T3">Н</text:span><text:span text:style-name="T2">апример, события формы:</text:span></text:p>
      <text:p text:style-name="P4"><text:span text:style-name="_5f_bold">onChange onInput onInvalid onReset onSubmit</text:span></text:p>
      <text:p text:style-name="P4"><text:span text:style-name="T2">Пример кода с </text:span><text:span text:style-name="_5f_bold">onSubmit</text:span><text:span text:style-name="T2">:</text:span></text:p>
      <text:p text:style-name="P1">function LoginForm() {</text:p>
      <text:p text:style-name="P1"/>
      <text:p text:style-name="_5f_code"><text:s text:c="2"/>const [email, setEmail] = React.useState('');</text:p>
      <text:p text:style-name="_5f_code"><text:s text:c="2"/>const [password, setPassword] = React.useState('');</text:p>
      <text:p text:style-name="_5f_code"/>
      <text:p text:style-name="_5f_code"><text:s text:c="2"/>const handleSubmit = (e: React.FormEvent) =&gt; {</text:p>
      <text:p text:style-name="_5f_code"><text:s text:c="4"/>e.preventDefault();</text:p>
      <text:p text:style-name="_5f_code"><text:s text:c="4"/>api.login(email, password);</text:p>
      <text:p text:style-name="P1"><text:s text:c="2"/>};</text:p>
      <text:p text:style-name="P1"/>
      <text:p text:style-name="_5f_code"><text:s text:c="2"/>return (</text:p>
      <text:p text:style-name="_5f_code"><text:s text:c="4"/>&lt;form onSubmit={handleSubmit}&gt;</text:p>
      <text:p text:style-name="_5f_code"><text:s text:c="6"/>&lt;div&gt;</text:p>
      <text:p text:style-name="_5f_code"><text:s text:c="8"/>&lt;label htmlFor='email'&gt;Email&lt;/label&gt;</text:p>
      <text:p text:style-name="P1"><text:s text:c="8"/>&lt;input type='email' id='email' value={email} onChange={(e) =&gt;</text:p>
      <text:p text:style-name="P1"><text:s text:c="10"/>setEmail(e.target.value)} /&gt;</text:p>
      <text:p text:style-name="_5f_code"><text:s text:c="6"/>&lt;/div&gt;</text:p>
      <text:p text:style-name="_5f_code"><text:s text:c="6"/>&lt;div&gt;</text:p>
      <text:p text:style-name="_5f_code"><text:s text:c="8"/>&lt;label htmlFor='password'&gt;Password&lt;/label&gt;</text:p>
      <text:p text:style-name="P1"><text:s text:c="8"/>&lt;input type='password' id='password' value={password} onChange={(e) =&gt;</text:p>
      <text:p text:style-name="P1"><text:s text:c="10"/>setPassword(e.target.value)} /&gt;</text:p>
      <text:p text:style-name="_5f_code"><text:s text:c="6"/>&lt;/div&gt;</text:p>
      <text:p text:style-name="_5f_code"><text:s text:c="4"/>&lt;/form&gt;</text:p>
      <text:p text:style-name="_5f_code"><text:soft-page-break/><text:s text:c="2"/>);</text:p>
      <text:p text:style-name="_5f_code">}</text:p>
      <text:p text:style-name="P8">Разберём пример.</text:p>
      <text:p text:style-name="P9">Хуки состояния переменных почта и пароль.</text:p>
      <text:p text:style-name="_5f_code"><text:s text:c="2"/>const [email, setEmail] = React.useState('');</text:p>
      <text:p text:style-name="_5f_code"><text:s text:c="2"/>const [password, setPassword] = React.useState('');</text:p>
      <text:p text:style-name="P9">Функция обработки события нажатия на кнопку отправки формы. Самой кнопки что-то не вижу. </text:p>
      <text:p text:style-name="P5"><text:span text:style-name="T2">e.preventDefault(); - отменить стандартную </text:span><text:span text:style-name="T4">функцию.</text:span></text:p>
      <text:p text:style-name="P6"><text:span text:style-name="T5">api.login(email, password); - </text:span><text:span text:style-name="T4">вызвать функцию, передав в неё параметры логин и пароль. В </text:span><text:span text:style-name="T1">коде</text:span><text:span text:style-name="T4"> она не описана.</text:span></text:p>
      <text:p text:style-name="P2"><text:s text:c="2"/>const handleSubmit = (e: React.FormEvent) =&gt; {</text:p>
      <text:p text:style-name="P2"><text:s text:c="4"/>e.preventDefault();</text:p>
      <text:p text:style-name="P2"><text:s text:c="4"/>api.login(email, password);</text:p>
      <text:p text:style-name="P2"><text:s text:c="2"/>};</text:p>
      <text:p text:style-name="P7">Привязка события формы к функции обработки.</text:p>
      <text:p text:style-name="_5f_code">return (</text:p>
      <text:p text:style-name="_5f_code"><text:s text:c="4"/>&lt;form onSubmit={handleSubmit}&gt;</text:p>
      <text:p text:style-name="P7">Поле ввода логина-почтового ящика. Содержимое это переменная email. Событие onChange вызывает функцию которая присваивает переменной новое значение из e.target.value. e.target это ссылка на объект — инициатор события. <text:span text:style-name="T6">Здесь дофига написано https://www.w3.org/TR/DOM-Level-3-Events/.</text:span></text:p>
      <text:p text:style-name="P3"><text:s text:c="8"/>&lt;input type='email' id='email' value={email} onChange={(e) =&gt;</text:p>
      <text:p text:style-name="P3"><text:s text:c="10"/>setEmail(e.target.value)} /&gt;</text:p>
      <text:p text:style-name="P3"/>
      <text:p text:style-name="_5f_text"/>
      <text:p text:style-name="_5f_heading_5f_3">Передача аргументов в обработчики событий</text:p>
      <text:p text:style-name="_5f_text"/>
      <text:p text:style-name="_5f_text">Часто внутри цикла обработчику событий нужно передать дополнительный параметр. Например, если id является идентификатором строки, рабочими будут следующие варианты:</text:p>
      <text:p text:style-name="_5f_text">Код</text:p>
      <text:p text:style-name="_5f_code">button onClick={(e) =&gt; this.deleteRow(id, e)}&gt;Delete Row&lt;/button&gt;</text:p>
      <text:p text:style-name="_5f_code"><text:s/>&lt;button onClick={this.deleteRow.bind(this, id)}&gt;Delete Row&lt;/button&gt;</text:p>
      <text:p text:style-name="_5f_text">Две вышеуказанные строки эквивалентны. Первая использует стрелочную функцию, а вторая Function.prototype.bind.</text:p>
      <text:p text:style-name="_5f_text">В обоих случаях аргумент e, представляющий событие React, будет передан как второй аргумент после id. В стрелочной функции мы должны передавать его явно, а с bind любые дальнейшие аргументы передаются в функцию автоматически.</text:p>
      <text:p text:style-name="_5f_text"/>
      <text:p text:style-name="_5f_text"/>
      <text:p text:style-name="_5f_text"/>
      <text:p text:style-name="_5f_text"/>
      <text:p text:style-name="_5f_text"/>
      <text:p text:style-name="_5f_text"/>
      <text:p text:style-name="_5f_text"/>
      <text:p text:style-name="_5f_text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1" svg:font-family="Calibri" style:font-adornments="Курсив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style:contextual-spacing="false" fo:text-align="start" style:justify-single-word="false" fo:orphans="2" fo:widows="2" fo:hyphenation-ladder-count="no-limit" style:vertical-align="auto" style:writing-mode="lr-tb"/>
      <style:text-properties style:font-name="Roboto Condensed" fo:font-family="'Roboto Condensed'" style:font-family-generic="roman" style:font-pitch="variable" fo:font-size="11pt" style:font-name-asian="Calibri2" style:font-family-asian="Calibri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>
      <style:paragraph-properties fo:margin-left="0cm" fo:margin-right="0cm" fo:margin-top="0cm" fo:margin-bottom="0.199cm" style:contextual-spacing="true" fo:line-height="100%" fo:text-align="justify" style:justify-single-word="false" fo:text-indent="0.499cm" style:auto-text-indent="false"/>
      <style:text-properties style:font-name="Calibri Light" fo:font-family="'Calibri Light'" style:font-style-name="Обычный" style:font-family-generic="swiss" style:font-pitch="variable" fo:font-size="10pt" fo:font-weight="250"/>
    </style:style>
    <style:style style:name="_5f_heading_5f_1" style:display-name="_heading_1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text-transform="uppercase" style:font-name="Bebas Neue Pro" fo:font-family="'Bebas Neue Pro'" style:font-style-name="Обычный" style:font-family-generic="swiss" style:font-pitch="variable" fo:font-size="20pt"/>
    </style:style>
    <style:style style:name="_5f_heading_5f_2" style:display-name="_heading_2" style:family="paragraph" style:parent-style-name="_5f_heading_5f_1">
      <style:text-properties fo:font-variant="normal" fo:text-transform="none" fo:font-size="18pt"/>
    </style:style>
    <style:style style:name="_5f_code" style:display-name="_code" style:family="paragraph" style:master-page-name="">
      <loext:graphic-properties draw:fill="solid" draw:fill-color="#f6f8fa"/>
      <style:paragraph-properties fo:margin-left="0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Consolas" fo:font-family="Consolas" style:font-style-name="Обычный" style:font-family-generic="modern" style:font-pitch="fixed" fo:font-size="9pt" fo:language="zxx" fo:country="none" fo:font-weight="normal"/>
    </style:style>
    <style:style style:name="_5f_heading_5f_3" style:display-name="_heading_3" style:family="paragraph" style:parent-style-name="_5f_heading_5f_2">
      <style:text-properties fo:font-size="16pt"/>
    </style:style>
    <style:style style:name="_5f_heading_5f_4" style:display-name="_heading_4" style:family="paragraph" style:parent-style-name="_5f_heading_5f_3">
      <style:text-properties fo:font-size="14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_5f_comment" style:display-name="_comment" style:family="paragraph">
      <loext:graphic-properties draw:fill="solid" draw:fill-color="#fffbed"/>
      <style:paragraph-properties fo:background-color="#fffbed" fo:padding="0.101cm" fo:border-left="2.01pt solid #2a6099" fo:border-right="2.01pt solid #2a6099" fo:border-top="none" fo:border-bottom="none"/>
      <style:text-properties style:font-name="Calibri1" fo:font-family="Calibri" style:font-style-name="Курсив" style:font-family-generic="swiss" style:font-pitch="variable" fo:font-size="9pt" fo:language="none" fo:country="none" fo:font-style="italic" fo:font-weight="normal"/>
    </style:style>
    <style:style style:name="_5f_attention" style:display-name="_attention" style:family="paragraph" style:parent-style-name="_5f_code">
      <loext:graphic-properties draw:fill="none" draw:fill-color="#ffffa6"/>
      <style:paragraph-properties fo:background-color="transparent" fo:padding="0.101cm" fo:border="0.26pt solid #ff5429"/>
      <style:text-properties style:font-name="Calibri Light" fo:font-family="'Calibri Light'" style:font-style-name="Обычный" style:font-family-generic="swiss" style:font-pitch="variable" fo:font-size="10pt" fo:language="none" fo:country="none" fo:font-weight="25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1" fo:font-family="'Calibri Light'" style:font-style-name="Жирный" style:font-family-generic="swiss" style:font-pitch="variable" fo:font-size="10pt" fo:language="zxx" fo:country="none" fo:font-weight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2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2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2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1-01T00:01:40.102000000</dc:date>
    <meta:editing-duration>PT3H43M43S</meta:editing-duration>
    <meta:editing-cycles>35</meta:editing-cycles>
    <meta:generator>LibreOffice/7.0.2.2$Windows_X86_64 LibreOffice_project/8349ace3c3162073abd90d81fd06dcfb6b36b994</meta:generator>
    <meta:document-statistic meta:table-count="0" meta:image-count="0" meta:object-count="0" meta:page-count="2" meta:paragraph-count="75" meta:word-count="368" meta:character-count="3328" meta:non-whitespace-character-count="2852"/>
  </office:meta>
</office:document-meta>
</file>